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585222" table:style-name="ce3">
            <text:p>58522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UWatch</text:p>
          </table:table-cell>
          <table:table-cell office:value-type="date" office:date-value="2023-08-14T00:00:00" table:style-name="ce5">
            <text:p>14-Aug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2.5" table:style-name="ce6">
            <text:p>22.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24" table:style-name="ce3">
            <text:p>58522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/>
          </table:table-cell>
          <table:table-cell office:value-type="date" office:date-value="2023-08-16T00:00:00" table:style-name="ce5">
            <text:p>16-Aug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1" table:style-name="ce3">
            <text:p>10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5.45" table:style-name="ce6">
            <text:p>45.4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27" table:style-name="ce3">
            <text:p>58522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idl, MK</text:p>
          </table:table-cell>
          <table:table-cell office:value-type="date" office:date-value="2023-08-18T00:00:00" table:style-name="ce5">
            <text:p>18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0" table:style-name="ce3">
            <text:p>12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4" table:style-name="ce6">
            <text:p>54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26" table:style-name="ce3">
            <text:p>58522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odley Town Council</text:p>
          </table:table-cell>
          <table:table-cell office:value-type="date" office:date-value="2023-08-18T00:00:00" table:style-name="ce5">
            <text:p>18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4" table:style-name="ce3">
            <text:p>4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ut of Force Meeting</text:p>
          </table:table-cell>
          <table:table-cell office:value-type="string" table:style-name="ce4">
            <text:p>Paid</text:p>
          </table:table-cell>
          <table:table-cell office:value-type="float" office:value="19.8" table:style-name="ce6">
            <text:p>19.8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28" table:style-name="ce3">
            <text:p>58522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Street Pastors</text:p>
          </table:table-cell>
          <table:table-cell office:value-type="date" office:date-value="2023-08-19T00:00:00" table:style-name="ce5">
            <text:p>19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4" table:style-name="ce3">
            <text:p>4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9.8" table:style-name="ce6">
            <text:p>19.8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29" table:style-name="ce3">
            <text:p>58522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urzon Centre</text:p>
          </table:table-cell>
          <table:table-cell office:value-type="date" office:date-value="2023-08-21T00:00:00" table:style-name="ce5">
            <text:p>21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83" table:style-name="ce3">
            <text:p>8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7.35" table:style-name="ce6">
            <text:p>37.3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85231" table:style-name="ce3">
            <text:p>58523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Illegal Encampments, Tattenhoe</text:p>
            <text:p>Slapton PC</text:p>
            <text:p>Downing Street</text:p>
          </table:table-cell>
          <table:table-cell office:value-type="date" office:date-value="2023-08-30T00:00:00" table:style-name="ce5">
            <text:p>30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8" table:style-name="ce3">
            <text:p>1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7.6" table:style-name="ce6">
            <text:p>57.6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34" table:style-name="ce3">
            <text:p>5852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Local</text:p>
          </table:table-cell>
          <table:table-cell office:value-type="date" office:date-value="2023-09-04T00:00:00" table:style-name="ce5">
            <text:p>04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65" table:style-name="ce6">
            <text:p>7.6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39" table:style-name="ce3">
            <text:p>5852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igh Sheriff of Berkshire</text:p>
          </table:table-cell>
          <table:table-cell office:value-type="date" office:date-value="2023-09-06T00:00:00" table:style-name="ce5">
            <text:p>06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9" table:style-name="ce3">
            <text:p>8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0.049999999999997" table:style-name="ce6">
            <text:p>40.0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585238" table:style-name="ce3">
            <text:p>58523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tional Fraud Protect Conference</text:p>
          </table:table-cell>
          <table:table-cell office:value-type="date" office:date-value="2023-09-06T00:00:00" table:style-name="ce5">
            <text:p>06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.6" table:style-name="ce6">
            <text:p>12.6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585242" table:style-name="ce3">
            <text:p>58524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 Regional Collaboration</text:p>
            <text:p>RBWM Leader/CEx</text:p>
          </table:table-cell>
          <table:table-cell office:value-type="date" office:date-value="2023-09-07T00:00:00" table:style-name="ce5">
            <text:p>07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rrey Police Headquarters</text:p>
          </table:table-cell>
          <table:table-cell office:value-type="string" table:style-name="ce4">
            <text:p>Home</text:p>
          </table:table-cell>
          <table:table-cell office:value-type="float" office:value="147" table:style-name="ce3">
            <text:p>14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6.150000000000006" table:style-name="ce6">
            <text:p>66.15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85244" table:style-name="ce3">
            <text:p>58524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ASP, Wokingham</text:p>
          </table:table-cell>
          <table:table-cell office:value-type="date" office:date-value="2023-09-08T00:00:00" table:style-name="ce5">
            <text:p>08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98" table:style-name="ce3">
            <text:p>9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4.1" table:style-name="ce6">
            <text:p>44.1</text:p>
          </table:table-cell>
          <table:table-cell office:value-type="float" office:value="9" table:style-name="ce7">
            <text:p>9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09-15T09:54:01Z</meta:creation-date>
    <dc:date>2023-09-18T12:21:36Z</dc:date>
    <meta:print-date>2023-09-18T12:20:12Z</meta:print-date>
  </office:meta>
</office:document-meta>
</file>